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.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ContentHandlerFactory.create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ContentHandlerFactory.DOMBuilderContentHandlerFactory( String namespaceURI , DOMImplementation domImplem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.startElement( String uri , String localName , String qNam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BuilderContentHandlerFactory.getSupported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setObjectBuiltListener( ObjectBuil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